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9.1806in" table:align="left"/>
    </style:style>
    <style:style style:name="VariableFactorsTable.A" style:family="table-column">
      <style:table-column-properties style:column-width="2.1736in"/>
    </style:style>
    <style:style style:name="VariableFactorsTable.C" style:family="table-column">
      <style:table-column-properties style:column-width="2.6583in"/>
    </style:style>
    <style:style style:name="VariableFactorsTable.D" style:family="table-column">
      <style:table-column-properties style:column-width="2.175in"/>
    </style:style>
    <style:style style:name="VariableFactor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VariableFactorsTable.D1" style:family="table-cell">
      <style:table-cell-properties fo:padding="0.0382in" fo:border="0.0007in solid #000000"/>
    </style:style>
    <style:style style:name="VariableFactorsTable.A2" style:family="table-cell">
      <style:table-cell-properties fo:padding="0.0382in" fo:border-left="0.0007in solid #000000" fo:border-right="none" fo:border-top="none" fo:border-bottom="0.0007in solid #000000"/>
    </style:style>
    <style:style style:name="VariableFactorsTabl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position="0% 100%" style:font-name="Trebuchet MS"/>
    </style:style>
    <style:style style:name="P15" style:family="paragraph" style:parent-style-name="Standard">
      <style:paragraph-properties fo:break-before="page"/>
      <style:text-properties style:font-name="Trebuchet MS"/>
    </style:style>
    <style:style style:name="P16" style:family="paragraph" style:parent-style-name="ATitle">
      <style:paragraph-properties fo:break-before="page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T11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.0783in" fo:margin-bottom="0.0783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lly Criterion.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1.9417in" svg:height="0.2417in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1.7398in" svg:height="0.2217in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2.2917in" svg:height="0.4543in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1.898in" svg:height="0.4189in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1.9634in" svg:height="0.2016in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2.0429in" svg:height="0.1925in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2.1661in" svg:height="0.1925in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1.748in" svg:height="0.4035in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1.748in" svg:height="0.4035in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2.6665in" svg:height="0.4134in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/%L = (wins/n)÷(losses/n) = wins/losses = %x. Now,</text:p>
      <text:p text:style-name="P2"><draw:frame draw:style-name="fr1" draw:name="Object11" text:anchor-type="as-char" svg:width="1.4516in" svg:height="0.4035in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1.1035in" svg:height="0.4283in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0.939in" svg:height="0.4283in" draw:z-index="3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Our turn.</text:p>
      <text:p text:style-name="P2">For e players,</text:p>
      <text:p text:style-name="P2"><draw:frame draw:style-name="fr1" draw:name="Object14" text:anchor-type="as-char" svg:width="4.5311in" svg:height="0.2783in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5.4654in" svg:height="0.8252in" draw:z-index="36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VARIABLE FACTOR:<text:span text:style-name="T2"> Wins should be the minimum? We adjust this value toward ultimate for bluffs then... 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1.1638in" svg:height="0.239in" draw:z-index="3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1.3772in" svg:height="0.239in" draw:z-index="44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6.1902in" svg:height="0.5571in" draw:z-index="45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6.6846in" svg:height="1.2335in" draw:z-index="49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2.1335in" svg:height="0.2138in" draw:z-index="53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1.6492in" svg:height="0.2165in" draw:z-index="54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6.0756in" svg:height="0.4602in" draw:z-index="55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1.4319in" svg:height="0.4299in" draw:z-index="73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7.6854in" svg:height="0.5571in" draw:z-index="74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7.348in" svg:height="0.5484in" draw:z-index="78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1.8654in" svg:height="0.4047in" draw:z-index="76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3.4193in" svg:height="0.5055in" draw:z-index="50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6.4819in" svg:height="0.5409in" draw:z-index="51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3.598in" svg:height="0.5402in" draw:z-index="52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8.0917in" svg:height="0.5701in" draw:z-index="77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4.6744in" svg:height="0.5402in" draw:z-index="79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6.9827in" svg:height="0.572in" draw:z-index="80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</text:p>
      <text:p text:style-name="Standard"><draw:frame draw:style-name="fr1" draw:name="Object65" text:anchor-type="as-char" svg:width="4.2272in" svg:height="0.4181in" draw:z-index="33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1" draw:name="Object66" text:anchor-type="as-char" svg:width="4.8638in" svg:height="0.4354in" draw:z-index="35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draw:frame draw:style-name="fr1" draw:name="Object67" text:anchor-type="as-char" svg:width="6.1953in" svg:height="0.4354in" draw:z-index="38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Simplifying,</text:p>
      <text:p text:style-name="Standard"><draw:frame draw:style-name="fr1" draw:name="Object68" text:anchor-type="as-char" svg:width="3.1075in" svg:height="0.7484in" draw:z-index="39"><draw:object xlink:href="./Object 52" xlink:type="simple" xlink:show="embed" xlink:actuate="onLoad"/><draw:image xlink:href="./ObjectReplacements/Object 52" xlink:type="simple" xlink:show="embed" xlink:actuate="onLoad"/></draw:frame>, i.e. <draw:frame draw:style-name="fr1" draw:name="Object83" text:anchor-type="as-char" svg:width="3.2591in" svg:height="0.6902in" draw:z-index="82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p text:style-name="Standard">To find dw/dbetSize,</text:p>
      <text:p text:style-name="Standard"/>
      <text:p text:style-name="Standard"><draw:frame draw:style-name="fr1" draw:name="Object82" text:anchor-type="as-char" svg:width="7.8874in" svg:height="0.4339in" draw:z-index="81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draw:frame draw:style-name="fr1" draw:name="Object69" text:anchor-type="as-char" svg:width="7.6575in" svg:height="0.4339in" draw:z-index="40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7.652in" svg:height="0.4339in" draw:z-index="41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draw:frame draw:style-name="fr1" draw:name="Object71" text:anchor-type="as-char" svg:width="5.3016in" svg:height="0.5319in" draw:z-index="42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ct72" text:anchor-type="as-char" svg:width="4.1862in" svg:height="0.7602in" draw:z-index="43"><draw:object xlink:href="./Object 56" xlink:type="simple" xlink:show="embed" xlink:actuate="onLoad"/><draw:image xlink:href="./ObjectReplacements/Object 56" xlink:type="simple" xlink:show="embed" xlink:actuate="onLoad"/></draw:frame>, as a function of w</text:p>
      <text:p text:style-name="Standard">To double check, assume <draw:frame draw:style-name="fr1" draw:name="Object73" text:anchor-type="as-char" svg:width="1.6811in" svg:height="0.4354in" draw:z-index="46"><draw:object xlink:href="./Object 57" xlink:type="simple" xlink:show="embed" xlink:actuate="onLoad"/><draw:image xlink:href="./ObjectReplacements/Object 57" xlink:type="simple" xlink:show="embed" xlink:actuate="onLoad"/></draw:frame>is zero and that f(w) is w<text:span text:style-name="T11">n</text:span>.</text:p>
      <text:p text:style-name="Standard"/>
      <text:p text:style-name="Standard">Check that, <draw:frame draw:style-name="fr1" draw:name="Object74" text:anchor-type="as-char" svg:width="1.4374in" svg:height="0.4492in" draw:z-index="47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5" text:anchor-type="as-char" svg:width="7.4681in" svg:height="0.5102in" draw:z-index="48"><draw:object xlink:href="./Object 59" xlink:type="simple" xlink:show="embed" xlink:actuate="onLoad"/><draw:image xlink:href="./ObjectReplacements/Object 59" xlink:type="simple" xlink:show="embed" xlink:actuate="onLoad"/></draw:frame>,</text:p>
      <text:p text:style-name="Standard"><draw:frame draw:style-name="fr1" draw:name="Object79" text:anchor-type="as-char" svg:width="6.6819in" svg:height="0.4571in" draw:z-index="14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80" text:anchor-type="as-char" svg:width="5.1583in" svg:height="0.4571in" draw:z-index="2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ct81" text:anchor-type="as-char" svg:width="3.9929in" svg:height="0.4366in" draw:z-index="21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So,</text:p>
      <text:p text:style-name="Standard"><draw:frame draw:style-name="fr1" draw:name="Object76" text:anchor-type="as-char" svg:width="2.9272in" svg:height="0.4772in" draw:z-index="22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ct77" text:anchor-type="as-char" svg:width="5.889in" svg:height="0.4811in" draw:z-index="23"><draw:object xlink:href="./Object 61" xlink:type="simple" xlink:show="embed" xlink:actuate="onLoad"/><draw:image xlink:href="./ObjectReplacements/Object 61" xlink:type="simple" xlink:show="embed" xlink:actuate="onLoad"/></draw:frame><draw:frame draw:style-name="fr1" draw:name="Object78" text:anchor-type="as-char" svg:width="3.248in" svg:height="0.4583in" draw:z-index="32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YES!</text:p>
      <text:p text:style-name="P12"/>
      <text:p text:style-name="P12">Okay. Here is a situation. Bluffing when valuable:</text:p>
      <text:p text:style-name="Standard"><draw:frame draw:style-name="fr1" draw:name="Object61" text:anchor-type="as-char" svg:width="1.9528in" svg:height="0.2866in" draw:z-index="1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3.5146in" svg:height="0.4902in" draw:z-index="16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2.6693in" svg:height="0.2571in" draw:z-index="3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3.2425in" svg:height="0.2571in" draw:z-index="31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16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10">ARITHMETIC<text:span text:style-name="T2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10">ARITHMETIC<text:span text:style-name="T2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17"/>
      <text:p text:style-name="P13">Pot committed stubbornness</text:p>
      <text:p text:style-name="P11"/>
      <text:p text:style-name="P11"><draw:frame draw:style-name="fr1" draw:name="Object25" text:anchor-type="as-char" svg:width="8.0382in" svg:height="0.2772in" draw:z-index="58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9.3283in" svg:height="0.5484in" draw:z-index="71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6.5835in" svg:height="0.8252in" draw:z-index="72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8.2634in" svg:height="1.2335in" draw:z-index="75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7.2598in" svg:height="0.4535in" draw:z-index="17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6.2016in" svg:height="0.8102in" draw:z-index="18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5.6835in" svg:height="0.452in" draw:z-index="19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5.628in" svg:height="0.8102in" draw:z-index="56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6">the winnable factor of the utility function is (1 + p + v + (e*f – v)*d/(f+d)) = </text:span><text:span text:style-name="T6"><draw:frame draw:style-name="fr1" draw:name="Object37" text:anchor-type="as-char" svg:width="1.6516in" svg:height="0.4102in" draw:z-index="5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5">Formula to convert from (PCT, WL) to (wins, splits, loss):</text:p>
      <text:p text:style-name="P3"><draw:frame draw:style-name="fr1" draw:name="Object26" text:anchor-type="as-char" svg:width="1.2075in" svg:height="0.4016in" draw:z-index="59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1.3957in" svg:height="0.4016in" draw:z-index="60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1.5335in" svg:height="0.1882in" draw:z-index="61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1.8756in" svg:height="0.2083in" draw:z-index="62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1.3957in" svg:height="0.4016in" draw:z-index="63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1.5335in" svg:height="0.1882in" draw:z-index="64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2" draw:name="Object33" text:anchor-type="as-char" svg:width="2.6409in" svg:height="0.6717in" draw:z-index="65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2" draw:name="Object34" text:anchor-type="as-char" svg:width="2.228in" svg:height="0.6701in" draw:z-index="66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2" draw:name="Object35" text:anchor-type="as-char" svg:width="2.2846in" svg:height="0.6701in" draw:z-index="67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2" draw:name="Object36" text:anchor-type="as-char" svg:width="2.1626in" svg:height="0.6701in" draw:z-index="68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2" draw:name="Object38" text:anchor-type="as-char" svg:width="2.6154in" svg:height="0.6752in" draw:z-index="69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2" draw:name="Object39" text:anchor-type="as-char" svg:width="3.4374in" svg:height="0.6819in" draw:z-index="70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2" draw:name="Object40" text:anchor-type="as-char" svg:width="3.3209in" svg:height="0.6819in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2" draw:name="Object41" text:anchor-type="as-char" svg:width="1.6425in" svg:height="0.4063in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2" draw:name="Object42" text:anchor-type="as-char" svg:width="1.9299in" svg:height="0.4063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2" draw:name="Object43" text:anchor-type="as-char" svg:width="2.1228in" svg:height="0.2138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1.2075in" svg:height="0.4016in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1.3957in" svg:height="0.4016in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1.5335in" svg:height="0.188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7">(2PCT – 1) = </text:span><text:span text:style-name="T8">wins</text:span><text:span text:style-name="T7"> – </text:span><text:span text:style-name="T8">losses</text:span></text:p>
      <text:p text:style-name="P6"><text:span text:style-name="T8">splits</text:span> = (PCT<text:span text:style-name="T8"> – win</text:span><text:span text:style-name="T9">s)×2</text:span></text:p>
      <text:p text:style-name="P7"/>
      <text:p text:style-name="P7">Special cases: WL = 0, (2<text:span text:style-name="T10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047in" fo:margin-bottom="0.7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5-05-21T15:25:29</meta:creation-date>
    <dc:creator>Joseph Huang</dc:creator>
    <dc:date>2007-03-31T11:02:38</dc:date>
    <dc:language>en-US</dc:language>
    <meta:editing-cycles>101</meta:editing-cycles>
    <meta:editing-duration>P6DT4H51M16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83" meta:page-count="14" meta:paragraph-count="179" meta:word-count="776" meta:character-count="450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+</math:mo>
          <math:mi math:fontstyle="italic">pot</math:mi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n>1</math:mn>
            <math:mo math:stretchy="false">−</math:mo>
            <math:mi math:fontstyle="italic">betSize</math:mi>
          </math:mrow>
        </math:mfenced>
      </math:mrow>
      <math:mrow>
        <math:mfenced math:open="" math:close="">
          <math:mrow>
            <math:mn>1</math:mn>
            <math:mo math:stretchy="false">−</math:mo>
            <math:msup>
              <math:mi>w</math:mi>
              <math:mi>n</math:mi>
            </math:msup>
          </math:mrow>
        </math:mfenced>
        <math:mo math:stretchy="false">=</math:mo>
        <math:mrow>
          <math:mn>1</math:mn>
          <math:mo math:stretchy="false">−</math:mo>
          <math:mfrac>
            <math:mi>k</math:mi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</math:mfrac>
        </math:mrow>
      </math:mrow>
    </math:mrow>
    <math:annotation math:encoding="StarMath 5.0">left( 1+pot right) w^n + left(1 - betSize right) left( 1- w^n right)
=
1 - k over left( 1 - pctWillCall left( 1 - w right) 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row>
                <math:msup>
                  <math:mi>w</math:mi>
                  <math:mi>n</math:mi>
                </math:msup>
                <math:mo math:stretchy="false">+</math:mo>
                <math:mrow>
                  <math:mi math:fontstyle="italic">pot</math:mi>
                  <math:mo math:stretchy="false">⋅</math:mo>
                  <math:msup>
                    <math:mi>w</math:mi>
                    <math:mi>n</math:mi>
                  </math:msup>
                </math:mrow>
              </math:mrow>
              <math:mo math:stretchy="false">+</math:mo>
              <math:mn>1</math:mn>
            </math:mrow>
            <math:mo math:stretchy="false">−</math:mo>
            <math:mi math:fontstyle="italic">betSize</math:mi>
          </math:mrow>
          <math:mo math:stretchy="false">−</math:mo>
          <math:msup>
            <math:mi>w</math:mi>
            <math:mi>n</math:mi>
          </math:msup>
        </math:mrow>
        <math:mo math:stretchy="false">+</math:mo>
        <math:mrow>
          <math:mi math:fontstyle="italic">betSize</math:mi>
          <math:mo math:stretchy="false">⋅</math:mo>
          <math:msup>
            <math:mi>w</math:mi>
            <math:mi>n</math:mi>
          </math:msup>
        </math:mrow>
      </math:mrow>
      <math:mo math:stretchy="false">=</math:mo>
      <math:mrow>
        <math:mn>1</math:mn>
        <math:mo math:stretchy="false">−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w^n+ pot cdot w^n + 1 - betSize - w^n + betSize cdot w^n 
=
1 - k over left( 1 - pctWillCall left( 1 - w right) righ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row>
        <math:mrow>
          <math:msup>
            <math:mi>w</math:mi>
            <math:mi>n</math:mi>
          </math:msup>
          <math:mo math:stretchy="false">=</math:mo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frac>
          </math:mrow>
        </math:mrow>
        <math:mo math:stretchy="false">=</math:mo>
        <math:mrow>
          <math:mi math:fontstyle="italic">betSize</math:mi>
          <math:mo math:stretchy="false">−</math:mo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1</math:mn>
              </math:mrow>
            </math:msup>
          </math:mrow>
        </math:mrow>
      </math:mrow>
    </math:mrow>
    <math:annotation math:encoding="StarMath 5.0">left( pot + betSize right) w^n 
=
betSize - k over left( 1 - pctWillCall left( 1 - w right) right)
=
betSize - k cdot left( 1 - pctWillCall left( 1 - w right) right)^{-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 math:fontstyle="italic">new</math:mi>
      </math:msub>
      <math:mo math:stretchy="false">=</math:mo>
      <math:mroot>
        <math:mfrac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_new
=
nroot{n} 
{
	{betSize - k over left( 1 - pctWillCall left( 1 - w_guess right) right)}
	over
	left( pot + betSize right)
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row>
        <math:msup>
          <math:mi>w</math:mi>
          <math:mi>n</math:mi>
        </math:msup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w^n +

left( pot + betSize right) n w^{n-1} cdot { {dw} over {dbetSize} }
=
1 + k cdot left( 1 - pctWillCall left( 1 - w right) right)^{-2}
		cdot left[ pctWillCall' left( 1 - w right) right] cdot  left[ -{ {dw} over {dbetSize} } right]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pot</math:mi>
          <math:mo math:stretchy="false">+</math:mo>
          <math:mi math:fontstyle="italic">betSize</math:mi>
        </math:mrow>
      </math:mfenced>
      <math:mi>n</math:mi>
      <math:mrow>
        <math:mrow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⋅</math:mo>
            <math:mfrac>
              <math:mi math:fontstyle="italic">dw</math:mi>
              <math:mi math:fontstyle="italic">dbetSize</math:mi>
            </math:mfrac>
          </math:mrow>
          <math:mo math:stretchy="false">−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
left( pot + betSize right) n w^{n-1} cdot { {dw} over {dbetSize} }
-
k cdot left( 1 - pctWillCall left( 1 - w right) right)^{-2}
		cdot left[ pctWillCall' left( 1 - w right) right] cdot  left[ -{ {dw} over {dbetSize} } right]
=
1 - left( dpot + 1 right) w^n 
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row>
            <math:msup>
              <math:mi>w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frac>
              <math:mrow>
                <math:mrow>
                  <math:mi>k</math:mi>
                  <math:mo math:stretchy="false">⋅</math:mo>
                  <math:mi math:fontstyle="italic">pctWillCall</math:mi>
                </math:mrow>
                <math:mi>'</math:mi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  <math:msup>
                <math:mfenced math:open="" math:close="">
                  <math:mrow>
                    <math:mrow>
                      <math:mn>1</math:mn>
                      <math:mo math:stretchy="false">−</math:mo>
                      <math:mi math:fontstyle="italic">pctWillCall</math:mi>
                    </math:mrow>
                    <math:mfenced math:open="" math:close="">
                      <math:mrow>
                        <math:mn>1</math:mn>
                        <math:mo math:stretchy="false">−</math:mo>
                        <math:mi>w</math:mi>
                      </math:mrow>
                    </math:mfenced>
                  </math:mrow>
                </math:mfenced>
                <math:mn>2</math:mn>
              </math:msup>
            </math:mfrac>
          </math:mrow>
        </math:mrow>
      </math:mfenced>
      <math:mrow>
        <math:mfenced math:open="[" math:close="]">
          <math:mfrac>
            <math:mi math:fontstyle="italic">dw</math:mi>
            <math:mi math:fontstyle="italic">dbetSize</math:mi>
          </math:mfrac>
        </math:mfenced>
        <math:mo math:stretchy="false">=</math:mo>
        <math:mrow>
          <math:mn>1</math:mn>
          <math:mo math:stretchy="false">−</math:mo>
          <math:mfenced math:open="" math:close="">
            <math:mrow>
              <math:mi math:fontstyle="italic">dpot</math:mi>
              <math:mo math:stretchy="false">+</math:mo>
              <math:mn>1</math:mn>
            </math:mrow>
          </math:mfenced>
        </math:mrow>
      </math:mrow>
      <math:msup>
        <math:mi>w</math:mi>
        <math:mi>n</math:mi>
      </math:msup>
    </math:mrow>
    <math:annotation math:encoding="StarMath 5.0">left(
	left( pot + betSize right) n w^{n-1} 
	+
	{k 
			cdot  pctWillCall' left( 1 - w right) }
			over
				left( 1 - pctWillCall left( 1 - w right) right)^{2}
right)
		
		 left[ { {dw} over {dbetSize} } right]
=
1 - left( dpot + 1 right) w^n 

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n>1</math:mn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i>f</math:mi>
          <math:mrow>
            <math:mo math:stretchy="false">(</math:mo>
            <math:mi>w</math:mi>
            <math:mo math:stretchy="false">)</math:mo>
          </math:mrow>
        </math:mrow>
        <math:mfenced math:open="" math:close=""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f</math:mi>
            <math:mi>'</math:mi>
            <math:mrow>
              <math:mrow>
                <math:mo math:stretchy="false">(</math:mo>
                <math:mi>w</math:mi>
                <math:mo math:stretchy="false">)</math:mo>
              </math:mrow>
              <math:mo math:stretchy="false">+</math:mo>
              <math:mfrac>
                <math:mrow>
                  <math:mrow>
                    <math:mi>k</math:mi>
                    <math:mo math:stretchy="false">⋅</math:mo>
                    <math:mi math:fontstyle="italic">pctWillCall</math:mi>
                  </math:mrow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</math:mrow>
        </math:mfenced>
      </math:mfrac>
    </math:mrow>
    <math:annotation math:encoding="StarMath 5.0">
 { {dw} over {dbetSize} } 
=
{1 - left( dpot + 1 right) f(w) }
over

left(
	left( pot + betSize right) f'(w)
	+
	{k 
			cdot  pctWillCall' left( 1 - w right) }
			over
				left( 1 - pctWillCall left( 1 - w right) right)^{2}
right)
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i>k</math:mi>
      <math:mfenced math:open="" math:close="">
        <math:mrow>
          <math:mrow>
            <math:mn>1</math:mn>
            <math:mo math:stretchy="false">−</math:mo>
            <math:mi math:fontstyle="italic">pctWillCall</math:mi>
          </math:mrow>
          <math:mfenced math:open="" math:close="">
            <math:mrow>
              <math:mn>1</math:mn>
              <math:mo math:stretchy="false">−</math:mo>
              <math:mi>w</math:mi>
            </math:mrow>
          </math:mfenced>
        </math:mrow>
      </math:mfenced>
    </math:mfrac>
    <math:annotation math:encoding="StarMath 5.0">k over left( 1 - pctWillCall left( 1 - w right) righ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i math:fontstyle="italic">betSize</math:mi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  <math:mi>n</math:mi>
      </math:mroot>
    </math:mrow>
    <math:annotation math:encoding="StarMath 5.0">w
=
nroot{n} 
{
	{betSize }
	over
	left( pot + betSize right)
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row>
              <math:mfenced math:open="" math:close="">
                <math:mfrac>
                  <math:mn>1</math:mn>
                  <math:mi>n</math:mi>
                </math:mfrac>
              </math:mfenced>
              <math:mo math:stretchy="false">⋅</math:mo>
              <math:msup>
                <math:mfenced math:open="" math:close="">
                  <math:mfrac>
                    <math:mi math:fontstyle="italic">betSize</math:mi>
                    <math:mfenced math:open="" math:close="">
                      <math:mrow>
                        <math:mi math:fontstyle="italic">pot</math:mi>
                        <math:mo math:stretchy="false">+</math:mo>
                        <math:mi math:fontstyle="italic">betSize</math:mi>
                      </math:mrow>
                    </math:mfenced>
                  </math:mfrac>
                </math:mfenced>
                <math:mfrac>
                  <math:mrow>
                    <math:mn>1</math:mn>
                    <math:mo math:stretchy="false">−</math:mo>
                    <math:mi>n</math:mi>
                  </math:mrow>
                  <math:mi>n</math:mi>
                </math:mfrac>
              </math:msup>
            </math:mrow>
            <math:mo math:stretchy="false">⋅</math:mo>
            <math:mfenced math:open="" math:close="">
              <math:mfrac>
                <math:mrow>
                  <math:mfenced math:open="" math:close="">
                    <math:mi math:fontstyle="italic">pot</math:mi>
                  </math:mfenced>
                  <math:mo math:stretchy="false">−</math:mo>
                  <math:mrow>
                    <math:mi math:fontstyle="italic">betSize</math:mi>
                    <math:mo math:stretchy="false">⋅</math:mo>
                    <math:mi math:fontstyle="italic">dpot</math:mi>
                  </math:mrow>
                </math:mrow>
                <math:msup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  <math:mn>2</math:mn>
                </math:msup>
              </math:mfrac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frac>
                <math:mi math:fontstyle="italic">pot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  <math:mo math:stretchy="false">−</math:mo>
              <math:mrow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left(1 over n right) cdot  
left(
	{betSize }
	over
	left( pot + betSize right)
right)^ {{1-n} over n}

cdot
left(
	{
			left( pot  right)
			- betSize cdot dpot 
	}
	over
	left( pot + betSize right) ^ 2
right)

=

	w^ {1-n}
	over { left( pot + betSize right)  n }

cdot
left(
	{
			pot 
			over
	left( pot + betSize right) 
		-
			{
				 betSize 
				over
				left( pot + betSize right) 
			}cdot dpot 
	}
	
right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 math:fontstyle="italic">new</math:mi>
        </math:msub>
        <math:mo math:stretchy="false">=</math:mo>
        <math:mroot>
          <math:mfrac>
            <math:mrow>
              <math:mi math:fontstyle="italic">betSize</math:mi>
              <math:mo math:stretchy="false">−</math:mo>
              <math:mn>0</math:mn>
            </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  <math:mi>n</math:mi>
        </math:mroot>
      </math:mrow>
      <math:mo math:stretchy="false">=</math:mo>
      <math:msup>
        <math:mfenced math:open="" math:close="">
          <math:mfrac>
            <math:mi math:fontstyle="italic">betSize</math:mi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</math:mfrac>
        </math:mfenced>
        <math:mfrac>
          <math:mn>1</math:mn>
          <math:mi>n</math:mi>
        </math:mfrac>
      </math:msup>
    </math:mrow>
    <math:annotation math:encoding="StarMath 5.0">w_new

=
nroot{n} 
{
	{betSize -0}
	over
	left( pot + betSize right)
}

=
left(

	{betSize}
	over
	left( pot + betSize right)
	
right) ^ {1 over n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w</math:mi>
          <math:mi math:fontstyle="italic">dbetSize</math:mi>
        </math:mfrac>
        <math:mo math:stretchy="false">=</math:mo>
        <math:mfrac>
          <math:mrow>
            <math:mrow>
              <math:mn>1</math:mn>
              <math:mo math:stretchy="false">−</math:mo>
              <math:mfenced math:open="" math:close="">
                <math:mrow>
                  <math:mi math:fontstyle="italic">dpot</math:mi>
                  <math:mo math:stretchy="false">+</math:mo>
                  <math:mn>1</math:mn>
                </math:mrow>
              </math:mfenced>
            </math:mrow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row>
                <math:msup>
                  <math:mi>w</math:mi>
                  <math:mrow>
                    <math:mi>n</math:mi>
                    <math:mo math:stretchy="false">−</math:mo>
                    <math:mn>1</math:mn>
                  </math:mrow>
                </math:msup>
                <math:mo math:stretchy="false">+</math:mo>
                <math:mn>0</math:mn>
              </math:mrow>
            </math:mrow>
          </math:mfenced>
        </math:mfrac>
      </math:mrow>
      <math:mo math:stretchy="false">=</math:mo>
      <math:mrow>
        <math:mfrac>
          <math:mn>1</math:mn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sup>
              <math:mi>w</math:mi>
              <math:mi>n</math:mi>
            </math:msup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  <math:msup>
                <math:mi>w</math:mi>
                <math:mrow>
                  <math:mi>n</math:mi>
                  <math:mo math:stretchy="false">−</math:mo>
                  <math:mn>1</math:mn>
                </math:mrow>
              </math:msup>
            </math:mrow>
          </math:mfenced>
        </math:mfrac>
      </math:mrow>
    </math:mrow>
    <math:annotation math:encoding="StarMath 5.0">
 { {dw} over {dbetSize} } 
=
{1 - left( dpot + 1 right) w^n }
over

left(
	left( pot + betSize right) n w^{n-1} 
	+
	0
right)

=
	1
	over
	{
	left(
		left( pot + betSize right) n w^{n-1} 
	
	right)
	
	}
-
	{left( dpot + 1 right) w^n }
	over

	left(
		left( pot + betSize right) n w^{n-1} 
	
	right)
	
		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row>
        <math:mfrac>
          <math:msup>
            <math:mi>w</math:mi>
            <math:mrow>
              <math:mn>1</math:mn>
              <math:mo math:stretchy="false">−</math:mo>
              <math:mi>n</math:mi>
            </math:mrow>
          </math:msup>
          <math:mrow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i>n</math:mi>
          </math:mrow>
        </math:mfrac>
        <math:mo math:stretchy="false">−</math:mo>
        <math:mfrac>
          <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  <math:mi>w</math:mi>
          </math:mrow>
          <math:mfenced math:open="" math:close=""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enced>
        </math:mfrac>
      </math:mrow>
    </math:mrow>
    <math:annotation math:encoding="StarMath 5.0"> { {dw} over {dbetSize} } 
=

	{

		 w^{1-n}
	}
	over
	{
		left( pot + betSize right) n
	}
-
	{left( dpot + 1 right) w }
	over

	left(
		left( pot + betSize right) n 
	
	right)
	
		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row>
          <math:mi>'</math:mi>
          <math:mo math:stretchy="false">=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row>
                <math:mfrac>
                  <math:mi math:fontstyle="italic">pot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  <math:mo math:stretchy="false">−</math:mo>
                <math:mrow>
                  <math:msup>
                    <math:mi>w</math:mi>
                    <math:mi>n</math:mi>
                  </math:msup>
                  <math:mo math:stretchy="false">⋅</math:mo>
                  <math:mi math:fontstyle="italic">dpot</math:mi>
                </math:mrow>
              </math:mrow>
            </math:mfenced>
          </math:mrow>
        </math:mrow>
        <math:mo math:stretchy="false">=</math:mo>
        <math:mrow>
          <math:mfrac>
            <math:msup>
              <math:mi>w</math:mi>
              <math:mrow>
                <math:mn>1</math:mn>
                <math:mo math:stretchy="false">−</math:mo>
                <math:mi>n</math:mi>
              </math:mrow>
            </math:msup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  <math:mo math:stretchy="false">⋅</math:mo>
          <math:mfenced math:open="" math:close="">
            <math:mrow>
              <math:mrow>
                <math:mn>1</math:mn>
                <math:mo math:stretchy="false">−</math:mo>
                <math:mfrac>
                  <math:mi math:fontstyle="italic">betSize</math:mi>
                  <math:mfenced math:open="" math:close="">
                    <math:mrow>
                      <math:mi math:fontstyle="italic">pot</math:mi>
                      <math:mo math:stretchy="false">+</math:mo>
                      <math:mi math:fontstyle="italic">betSize</math:mi>
                    </math:mrow>
                  </math:mfenced>
                </math:mfrac>
              </math:mrow>
              <math:mo math:stretchy="false">−</math:mo>
              <math:mrow>
                <math:msup>
                  <math:mi>w</math:mi>
                  <math:mi>n</math:mi>
                </math:msup>
                <math:mo math:stretchy="false">⋅</math:mo>
                <math:mi math:fontstyle="italic">dpot</math:mi>
              </math:mrow>
            </math:mrow>
          </math:mfenced>
        </math:mrow>
      </math:mrow>
    </math:mrow>
    <math:annotation math:encoding="StarMath 5.0">w'
=

	w^ {1-n}
	over { left( pot + betSize right)  n }

cdot
left(
	{
			pot 
			over
	left( pot + betSize right) 
		-
			{
				 w^n
			}cdot dpot 
	}
	
right)


=

	w^ {1-n}
	over { left( pot + betSize right)  n }

cdot
left(
	{
		1
		-
			betSize
			over
	left( pot + betSize right) 
		-
			{
				 w^n
			}cdot dpot 
	}
	
right)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⋅</math:mo>
            <math:mfenced math:open="" math:close="">
              <math:mfrac>
                <math:mi math:fontstyle="italic">betSize</math:mi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</math:mfrac>
            </math:mfenced>
          </math:mrow>
        </math:mrow>
      </math:mrow>
    </math:mrow>
    <math:annotation math:encoding="StarMath 5.0">w'

=
	w^ {1-n}
	over { left( pot + betSize right)  n }

-


	w cdot dpot
	over { left( pot + betSize right)  n }


-

	w^ {1-n}
	over { left( pot + betSize right)  n }

cdot
left(
	{

		
			betSize
			over
	left( pot + betSize right) 
		
	}
	
right)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i>'</math:mi>
        <math:mo math:stretchy="false">=</math:mo>
        <math:mrow>
          <math:mrow>
            <math:mfrac>
              <math:msup>
                <math:mi>w</math:mi>
                <math:mrow>
                  <math:mn>1</math:mn>
                  <math:mo math:stretchy="false">−</math:mo>
                  <math:mi>n</math:mi>
                </math:mrow>
              </math:msup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  <math:mo math:stretchy="false">−</math:mo>
            <math:mfrac>
              <math:mrow>
                <math:mi>w</math:mi>
                <math:mo math:stretchy="false">⋅</math:mo>
                <math:mi math:fontstyle="italic">dpot</math:mi>
              </math:mrow>
              <math:mrow>
                <math:mfenced math:open="" math:close="">
                  <math:mrow>
                    <math:mi math:fontstyle="italic">pot</math:mi>
                    <math:mo math:stretchy="false">+</math:mo>
                    <math:mi math:fontstyle="italic">betSize</math:mi>
                  </math:mrow>
                </math:mfenced>
                <math:mi>n</math:mi>
              </math:mrow>
            </math:mfrac>
          </math:mrow>
          <math:mo math:stretchy="false">−</math:mo>
          <math:mfrac>
            <math:mi>w</math:mi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i>n</math:mi>
            </math:mrow>
          </math:mfrac>
        </math:mrow>
      </math:mrow>
    </math:mrow>
    <math:annotation math:encoding="StarMath 5.0">w'

=
	w^ {1-n}
	over { left( pot + betSize right)  n }

-


	w cdot dpot
	over { left( pot + betSize right)  n }


-

	w
	over { left( pot + betSize right)  n }
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 math:fontstyle="italic">dpot</math:mi>
          <math:mo math:stretchy="false">+</math:mo>
          <math:mn>1</math:mn>
        </math:mrow>
      </math:mfenced>
      <math:mi>f</math:mi>
      <math:mrow>
        <math:mrow>
          <math:mo math:stretchy="false">(</math:mo>
          <math:mi>w</math:mi>
          <math:mo math:stretchy="false">)</math:mo>
        </math:mrow>
        <math:mo math:stretchy="false">+</math:mo>
        <math:mfenced math:open="" math:close="">
          <math:mrow>
            <math:mi math:fontstyle="italic">pot</math:mi>
            <math:mo math:stretchy="false">+</math:mo>
            <math:mi math:fontstyle="italic">betSize</math:mi>
          </math:mrow>
        </math:mfenced>
      </math:mrow>
      <math:mi>f</math:mi>
      <math:mi>'</math:mi>
      <math:mrow>
        <math:mrow>
          <math:mrow>
            <math:mo math:stretchy="false">(</math:mo>
            <math:mi>w</math:mi>
            <math:mo math:stretchy="false">)</math:mo>
          </math:mrow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row>
          <math:mn>1</math:mn>
          <math:mo math:stretchy="false">+</math:mo>
          <math:mrow>
            <math:mrow>
              <math:mrow>
                <math:mi>k</math:mi>
                <math:mo math:stretchy="false">⋅</math:mo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row>
                    <math:mo math:stretchy="false">−</math:mo>
                    <math:mn>2</math:mn>
                  </math:mrow>
                </math:msup>
              </math:mrow>
              <math:mo math:stretchy="false">⋅</math:mo>
              <math:mfenced math:open="[" math:close="]"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</math:mrow>
            <math:mo math:stretchy="false">⋅</math:mo>
            <math:mfenced math:open="[" math:close="]">
              <math:mrow>
                <math:mo math:stretchy="false">−</math:mo>
                <math:mfrac>
                  <math:mi math:fontstyle="italic">dw</math:mi>
                  <math:mi math:fontstyle="italic">dbetSize</math:mi>
                </math:mfrac>
              </math:mrow>
            </math:mfenced>
          </math:mrow>
        </math:mrow>
      </math:mrow>
    </math:mrow>
    <math:annotation math:encoding="StarMath 5.0">left( dpot + 1 right) f(w) +

left( pot + betSize right) f'(w) cdot { {dw} over {dbetSize} }
=
1 + k cdot left( 1 - pctWillCall left( 1 - w right) right)^{-2}
		cdot left[ pctWillCall' left( 1 - w right) right] cdot  left[ -{ {dw} over {dbetSize} } right]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sub>
            <math:mi>w</math:mi>
            <math:mi math:fontstyle="italic">new</math:mi>
          </math:msub>
          <math:mo math:stretchy="false">)</math:mo>
        </math:mrow>
        <math:mo math:stretchy="false">=</math:mo>
        <math:mfrac>
          <math:mrow>
            <math:mi math:fontstyle="italic">betSize</math:mi>
            <math:mo math:stretchy="false">−</math:mo>
            <math:mfrac>
              <math:mi>k</math:mi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sub>
                        <math:mi>w</math:mi>
                        <math:mi math:fontstyle="italic">guess</math:mi>
                      </math:msub>
                    </math:mrow>
                  </math:mfenced>
                </math:mrow>
              </math:mfenced>
            </math:mfrac>
          </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</math:mfrac>
      </math:mrow>
    </math:mrow>
    <math:annotation math:encoding="StarMath 5.0">f(w_new)
=

{
	{betSize - k over left( 1 - pctWillCall left( 1 - w_guess right) right)}
	over
	left( pot + betSize right)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